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text-properties officeooo:paragraph-rsid="01746638"/>
    </style:style>
    <style:style style:name="P2" style:family="paragraph" style:parent-style-name="Heading_20_2">
      <style:paragraph-properties fo:break-before="page"/>
      <style:text-properties officeooo:rsid="00875275" officeooo:paragraph-rsid="02ec7ac8"/>
    </style:style>
    <style:style style:name="P3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6" style:family="paragraph" style:parent-style-name="Text_20_body">
      <style:text-properties officeooo:rsid="006a62b4" officeooo:paragraph-rsid="006a62b4"/>
    </style:style>
    <style:style style:name="P7" style:family="paragraph" style:parent-style-name="Text_20_body" style:list-style-name="L1">
      <style:text-properties officeooo:rsid="006e671c" officeooo:paragraph-rsid="006e671c"/>
    </style:style>
    <style:style style:name="P8" style:family="paragraph" style:parent-style-name="Text_20_body">
      <style:paragraph-properties fo:line-height="150%"/>
      <style:text-properties officeooo:rsid="006e671c" officeooo:paragraph-rsid="006e671c"/>
    </style:style>
    <style:style style:name="P9" style:family="paragraph" style:parent-style-name="Text_20_body">
      <style:text-properties officeooo:rsid="02fad920" officeooo:paragraph-rsid="02fad920"/>
    </style:style>
    <style:style style:name="P10" style:family="paragraph" style:parent-style-name="Text_20_body" style:list-style-name="L2">
      <style:text-properties officeooo:paragraph-rsid="02ec7ac8"/>
    </style:style>
    <style:style style:name="P11" style:family="paragraph" style:parent-style-name="Text_20_body" style:list-style-name="L3">
      <style:text-properties style:font-name="Arial" officeooo:rsid="00427efe" officeooo:paragraph-rsid="02ec7ac8"/>
    </style:style>
    <style:style style:name="P12" style:family="paragraph" style:parent-style-name="Text_20_body" style:list-style-name="L3">
      <style:text-properties style:font-name="Arial" officeooo:rsid="0043cf3e" officeooo:paragraph-rsid="02ec7ac8"/>
    </style:style>
    <style:style style:name="P13" style:family="paragraph" style:parent-style-name="Text_20_body" style:list-style-name="L3">
      <style:text-properties style:font-name="Arial" officeooo:rsid="0044da0e" officeooo:paragraph-rsid="02ec7ac8"/>
    </style:style>
    <style:style style:name="P14" style:family="paragraph" style:parent-style-name="Text_20_body">
      <style:text-properties style:font-name="Arial" officeooo:rsid="021f9142" officeooo:paragraph-rsid="02ec7ac8"/>
    </style:style>
    <style:style style:name="P15" style:family="paragraph" style:parent-style-name="Text_20_body">
      <style:text-properties style:font-name="Arial" fo:language="de" fo:country="DE" officeooo:rsid="0037dde6" officeooo:paragraph-rsid="01746638"/>
    </style:style>
    <style:style style:name="P16" style:family="paragraph" style:parent-style-name="Text_20_body" style:list-style-name="L4">
      <style:text-properties style:font-name="Arial" fo:language="de" fo:country="DE" officeooo:rsid="002c83dc" officeooo:paragraph-rsid="01746638"/>
    </style:style>
    <style:style style:name="P17" style:family="paragraph" style:parent-style-name="Text_20_body" style:list-style-name="L4">
      <style:text-properties style:font-name="Arial" fo:language="de" fo:country="DE" officeooo:rsid="003c0d2f" officeooo:paragraph-rsid="01746638"/>
    </style:style>
    <style:style style:name="P18" style:family="paragraph" style:parent-style-name="Text_20_body" style:list-style-name="L4">
      <style:text-properties style:font-name="Arial" fo:language="de" fo:country="DE" officeooo:rsid="002fe1d5" officeooo:paragraph-rsid="01746638"/>
    </style:style>
    <style:style style:name="P19" style:family="paragraph" style:parent-style-name="Text_20_body" style:list-style-name="L4">
      <style:text-properties style:font-name="Arial" fo:language="de" fo:country="DE" officeooo:rsid="00324cb5" officeooo:paragraph-rsid="01746638"/>
    </style:style>
    <style:style style:name="P20" style:family="paragraph" style:parent-style-name="Text_20_body" style:list-style-name="L4">
      <style:text-properties style:font-name="Arial" fo:language="de" fo:country="DE" officeooo:rsid="0071e14b" officeooo:paragraph-rsid="01746638"/>
    </style:style>
    <style:style style:name="P21" style:family="paragraph" style:parent-style-name="Text_20_body" style:list-style-name="L3">
      <style:text-properties officeooo:paragraph-rsid="02ec7ac8"/>
    </style:style>
    <style:style style:name="P22" style:family="paragraph" style:parent-style-name="Text_20_body" style:list-style-name="L4">
      <style:text-properties officeooo:rsid="002c83dc" officeooo:paragraph-rsid="01746638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fe1d5"/>
    </style:style>
    <style:style style:name="T2" style:family="text">
      <style:text-properties style:font-name="Arial"/>
    </style:style>
    <style:style style:name="T3" style:family="text">
      <style:text-properties style:font-name="Arial" officeooo:rsid="02eaac93"/>
    </style:style>
    <style:style style:name="T4" style:family="text">
      <style:text-properties style:font-name="Arial" officeooo:rsid="02fb1194"/>
    </style:style>
    <style:style style:name="T5" style:family="text">
      <style:text-properties style:font-name="Arial" officeooo:rsid="00427efe"/>
    </style:style>
    <style:style style:name="T6" style:family="text">
      <style:text-properties style:font-name="Arial" officeooo:rsid="00d6b470"/>
    </style:style>
    <style:style style:name="T7" style:family="text">
      <style:text-properties style:font-name="Arial" officeooo:rsid="02fc4fe0"/>
    </style:style>
    <style:style style:name="T8" style:family="text">
      <style:text-properties style:font-name="Arial" officeooo:rsid="0044da0e"/>
    </style:style>
    <style:style style:name="T9" style:family="text">
      <style:text-properties style:font-name="Arial" officeooo:rsid="021f9142"/>
    </style:style>
    <style:style style:name="T10" style:family="text">
      <style:text-properties style:font-name="Arial" fo:language="de" fo:country="DE"/>
    </style:style>
    <style:style style:name="T11" style:family="text">
      <style:text-properties style:font-name="Arial" fo:language="de" fo:country="DE" officeooo:rsid="001fca1c"/>
    </style:style>
    <style:style style:name="T12" style:family="text">
      <style:text-properties style:font-name="Arial" fo:language="de" fo:country="DE" officeooo:rsid="0037dde6"/>
    </style:style>
    <style:style style:name="T13" style:family="text">
      <style:text-properties style:font-name="Arial" fo:language="de" fo:country="DE" officeooo:rsid="002eee78"/>
    </style:style>
    <style:style style:name="T14" style:family="text">
      <style:text-properties officeooo:rsid="02fc4fe0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 text:consecutive-numbering="true">
      <text:list-level-style-number text:level="1" text:style-name="Numbering_20_Symbols" style:num-prefix="H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H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valuation/<text:span text:style-name="T1">Auswertung</text:span></text:h>
      <text:h text:style-name="Heading_20_2" text:outline-level="2">Experteninterview</text:h>
      <text:p text:style-name="P6">Die Ergebnisse des <text:span text:style-name="T2">Experteninterview…</text:span> </text:p>
      <text:list xml:id="list2288593324" text:style-name="L1">
        <text:list-item>
          <text:p text:style-name="P7">Einfache Nutzung durch Erfahrung</text:p>
        </text:list-item>
        <text:list-item>
          <text:p text:style-name="P7">Täglicher Internetgebrauch</text:p>
        </text:list-item>
        <text:list-item>
          <text:p text:style-name="P7">Google News (barrierearm)</text:p>
        </text:list-item>
      </text:list>
      <text:p text:style-name="P8"/>
      <text:h text:style-name="P2" text:outline-level="2"><text:span text:style-name="T3">Determination </text:span><text:span text:style-name="T2">Kriterien Barrierefreiheit</text:span></text:h>
      <text:p text:style-name="P9"><text:span text:style-name="T2">In den vorangegangenen Kapiteln wurden die Nutzergruppe, sowie die möglichen Barrieren für diese aufgezeigt. </text:span><text:span text:style-name="T4">Zusammen mit den evaluierten Ergebnissen aus dem Experteninterview lassen sich folgende Kriterien für eine barrierefreie Webseite festlegen:</text:span></text:p>
      <text:list xml:id="list2909927939" text:style-name="L2">
        <text:list-item>
          <text:p text:style-name="P10"><text:span text:style-name="T5">Te</text:span><text:span text:style-name="T6">x</text:span><text:span text:style-name="T5">talternativen für Bilder </text:span><text:span text:style-name="T7">(Alt-Texte)</text:span></text:p>
        </text:list-item>
      </text:list>
      <text:list xml:id="list1679601605" text:style-name="L3">
        <text:list-item>
          <text:p text:style-name="P11">Verständliche Linktexte</text:p>
        </text:list-item>
        <text:list-item>
          <text:p text:style-name="P11">Textalternativen für sonstige Nicht-Text-Inhalte (z.B. Emoticons)</text:p>
        </text:list-item>
        <text:list-item>
          <text:p text:style-name="P11">Semantisches Markup</text:p>
        </text:list-item>
        <text:list-item>
          <text:p text:style-name="P12">Hohe / Ausreichende Kontraste</text:p>
        </text:list-item>
        <text:list-item>
          <text:p text:style-name="P13">Tastaturbedienbarkeit</text:p>
        </text:list-item>
        <text:list-item>
          <text:p text:style-name="P13"><text:span text:style-name="T14">Sinnvoller </text:span>Tastaturfokus</text:p>
        </text:list-item>
        <text:list-item>
          <text:p text:style-name="P13"><text:span text:style-name="T14">Keine </text:span>Zeitbegrenzungen</text:p>
        </text:list-item>
        <text:list-item>
          <text:p text:style-name="P13">Alternativen für multimediale Inhalte (Mehr-Kanal-Prinzip)</text:p>
        </text:list-item>
        <text:list-item>
          <text:p text:style-name="P13">Gut durchdachte Navigation</text:p>
        </text:list-item>
        <text:list-item>
          <text:p text:style-name="P13">CAPTCHAs wenn möglich vermeiden</text:p>
        </text:list-item>
        <text:list-item>
          <text:p text:style-name="P13">Dynamische Inhalte vermeiden</text:p>
        </text:list-item>
        <text:list-item>
          <text:p text:style-name="P13">Aktuelle Entwicklungsstandards <text:span text:style-name="T14">einhalten</text:span></text:p>
        </text:list-item>
        <text:list-item>
          <text:p text:style-name="P21"><text:span text:style-name="T8">Sprache festlegen </text:span><text:span text:style-name="T9">(Für Screenreader)</text:span></text:p>
        </text:list-item>
      </text:list>
      <text:p text:style-name="P14"/>
      <text:h text:style-name="P1" text:outline-level="2"><text:span text:style-name="T11">F</text:span><text:span text:style-name="T10">orschungsfrag</text:span><text:span text:style-name="T12">e</text:span></text:h>
      <text:p text:style-name="P15">Was kann getan werden, um Webseiten möglichst barrierearm zu gestalten?</text:p>
      <text:h text:style-name="Heading_20_2" text:outline-level="2">Hypothesen</text:h>
      <text:list xml:id="list764205841" text:style-name="L4">
        <text:list-item>
          <text:p text:style-name="P16">Menschen mit Behinderung haben es schwer, sich auf Webseiten zurechtzufinden.</text:p>
        </text:list-item>
        <text:list-item>
          <text:p text:style-name="P22"><text:span text:style-name="T10">Menschen mit Sehbehinderung wissen nicht, wo sich einzelne Elemente </text:span><text:span text:style-name="T13">der Webseite </text:span><text:span text:style-name="T10">explizit befinden.</text:span></text:p>
        </text:list-item>
        <text:list-item>
          <text:p text:style-name="P17">Menschen mit Behinderung bedienen ihre Geräte meist mit der Tastatur.</text:p>
        </text:list-item>
        <text:list-item>
          <text:p text:style-name="P16">Nicht alle Elemente einer Webseite können mit der Tastatur erreicht werden.</text:p>
        </text:list-item>
        <text:list-item>
          <text:p text:style-name="P18">Drupal ist in Vergleich zu anderen Content-Management-Systemen barrierearm.<office:annotation><dc:creator>Janet Lehmann</dc:creator><dc:date>2018-03-14T12:59:57.475485248</dc:date><loext:sender-initials>JL</loext:sender-initials><text:p text:style-name="P23"><text:span text:style-name="T15">Bei der Beantwortung dieser Hypothese auf verschiedene Versionen von Drupal eingehen.</text:span></text:p></office:annotation></text:p>
        </text:list-item>
        <text:list-item>
          <text:p text:style-name="P19">Für Menschen mit Behinderung ist es schwer, schnell an Informationen zu gelangen.</text:p>
        </text:list-item>
        <text:list-item>
          <text:p text:style-name="P20">CAPTCHAs stellen eine große Hürde d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8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/Auswertung</dc:title>
    <dc:date>2018-08-03T09:30:16.543546401</dc:date>
    <dc:creator>Janet Lehmann</dc:creator>
    <meta:editing-duration>P0D</meta:editing-duration>
    <meta:editing-cycles>1</meta:editing-cycles>
    <meta:document-statistic meta:table-count="0" meta:image-count="0" meta:object-count="0" meta:paragraph-count="36" meta:word-count="211" meta:character-count="1597" meta:non-whitespace-character-count="1450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09:11:27.625008831"/>
  </office:meta>
</office:document-meta>
</file>